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bcb0d" officeooo:paragraph-rsid="000bcb0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237b" officeooo:paragraph-rsid="000bcb0d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237b" officeooo:paragraph-rsid="000d237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e5d2" officeooo:paragraph-rsid="000ee5d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4c76f" officeooo:paragraph-rsid="0014c76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4c76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58253" officeooo:paragraph-rsid="0015825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ee5d2" officeooo:paragraph-rsid="000ee5d2" fo:background-color="#ffff00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58253" officeooo:paragraph-rsid="00158253" fo:background-color="#ffff0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officeooo:rsid="001781b4" officeooo:paragraph-rsid="001781b4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paragraph-rsid="001781b4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1781b4"/>
    </style:style>
    <style:style style:name="P13" style:family="paragraph" style:parent-style-name="Text_20_body">
      <style:text-properties officeooo:paragraph-rsid="001941df"/>
    </style:style>
    <style:style style:name="P14" style:family="paragraph" style:parent-style-name="Text_20_body">
      <style:text-properties officeooo:paragraph-rsid="001781b4" fo:background-color="#ffff00"/>
    </style:style>
    <style:style style:name="P15" style:family="paragraph" style:parent-style-name="Text_20_body">
      <style:text-properties officeooo:rsid="001d9c8c" officeooo:paragraph-rsid="001d9c8c"/>
    </style:style>
    <style:style style:name="P16" style:family="paragraph" style:parent-style-name="Text_20_body">
      <style:text-properties officeooo:rsid="001e1ba6" officeooo:paragraph-rsid="001e1ba6"/>
    </style:style>
    <style:style style:name="P17" style:family="paragraph" style:parent-style-name="Text_20_body">
      <style:text-properties officeooo:paragraph-rsid="001e1ba6"/>
    </style:style>
    <style:style style:name="P18" style:family="paragraph" style:parent-style-name="Text_20_body">
      <style:text-properties style:text-underline-style="none" officeooo:rsid="001e1ba6" officeooo:paragraph-rsid="001e1ba6" fo:background-color="#ffff00"/>
    </style:style>
    <style:style style:name="P19" style:family="paragraph" style:parent-style-name="Text_20_body">
      <style:text-properties officeooo:rsid="002377cd" officeooo:paragraph-rsid="002377cd"/>
    </style:style>
    <style:style style:name="P20" style:family="paragraph" style:parent-style-name="Text_20_body">
      <style:text-properties officeooo:paragraph-rsid="002377cd"/>
    </style:style>
    <style:style style:name="P21" style:family="paragraph" style:parent-style-name="Text_20_body">
      <style:text-properties officeooo:paragraph-rsid="00239e86"/>
    </style:style>
    <style:style style:name="P22" style:family="paragraph" style:parent-style-name="Text_20_body">
      <style:text-properties officeooo:rsid="00268e9d" officeooo:paragraph-rsid="00268e9d"/>
    </style:style>
    <style:style style:name="P23" style:family="paragraph" style:parent-style-name="Text_20_body">
      <style:text-properties officeooo:paragraph-rsid="00268e9d"/>
    </style:style>
    <style:style style:name="T1" style:family="text">
      <style:text-properties officeooo:rsid="000ee5d2"/>
    </style:style>
    <style:style style:name="T2" style:family="text">
      <style:text-properties officeooo:rsid="0011945e"/>
    </style:style>
    <style:style style:name="T3" style:family="text">
      <style:text-properties officeooo:rsid="0014c76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1781b4" style:language-asian="zxx" style:country-asian="none" style:language-complex="zxx" style:country-complex="none"/>
    </style:style>
    <style:style style:name="T7" style:family="text">
      <style:text-properties fo:language="zxx" fo:country="none" officeooo:rsid="00188633" style:language-asian="zxx" style:country-asian="none" style:language-complex="zxx" style:country-complex="none"/>
    </style:style>
    <style:style style:name="T8" style:family="text">
      <style:text-properties officeooo:rsid="001781b4"/>
    </style:style>
    <style:style style:name="T9" style:family="text">
      <style:text-properties officeooo:rsid="00188633"/>
    </style:style>
    <style:style style:name="T10" style:family="text">
      <style:text-properties officeooo:rsid="001941df"/>
    </style:style>
    <style:style style:name="T11" style:family="text">
      <style:text-properties officeooo:rsid="001b3d1c"/>
    </style:style>
    <style:style style:name="T12" style:family="text">
      <style:text-properties officeooo:rsid="001c40f2"/>
    </style:style>
    <style:style style:name="T13" style:family="text">
      <style:text-properties officeooo:rsid="001dbe1f"/>
    </style:style>
    <style:style style:name="T14" style:family="text">
      <style:text-properties officeooo:rsid="001e1ba6"/>
    </style:style>
    <style:style style:name="T15" style:family="text">
      <style:text-properties officeooo:rsid="00200290"/>
    </style:style>
    <style:style style:name="T16" style:family="text">
      <style:text-properties officeooo:rsid="002377cd"/>
    </style:style>
    <style:style style:name="T17" style:family="text">
      <style:text-properties officeooo:rsid="00239e86"/>
    </style:style>
    <style:style style:name="T18" style:family="text">
      <style:text-properties officeooo:rsid="0024a265"/>
    </style:style>
    <style:style style:name="T19" style:family="text">
      <style:text-properties officeooo:rsid="00268e9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2"/>
      <text:p text:style-name="P3">10 usability heuretics</text:p>
      <text:p text:style-name="P3"><text:a xlink:type="simple" xlink:href="https://www.nngroup.com/articles/ten-usability-heuristics/" text:style-name="Internet_20_link" text:visited-style-name="Visited_20_Internet_20_Link">https://www.nngroup.com/articles/ten-usability-heuristics/</text:a></text:p>
      <text:p text:style-name="P3"/>
      <text:p text:style-name="P3">1. <text:span text:style-name="T4">Visibility of system status</text:span></text:p>
      <text:p text:style-name="P3"/>
      <text:p text:style-name="P3"><text:tab/><text:span text:style-name="T3">Info</text:span></text:p>
      <text:p text:style-name="P3">"<text:span text:style-name="T1">Learn the outcome of previous interactions and determine next steps"</text:span></text:p>
      <text:p text:style-name="P4"/>
      <text:p text:style-name="P4"><text:tab/>Hva jeg kan gjøre:</text:p>
      <text:p text:style-name="P8">- Lage piler som viser hvor du har klikket og hvor du kom fra</text:p>
      <text:p text:style-name="P8">- homepage &gt; kontakt oss (for eksempel)</text:p>
      <text:p text:style-name="P8">- <text:span text:style-name="T2">eller legge til tittel på de forskjellige sidene</text:span></text:p>
      <text:p text:style-name="P4"/>
      <text:p text:style-name="P5">2. <text:span text:style-name="T4">Match between systen and real world</text:span></text:p>
      <text:p text:style-name="P5"/>
      <text:p text:style-name="P5"><text:tab/>Info</text:p>
      <text:p text:style-name="P5">"Ensure users can understand words and lingo without having to look up the words definition. Never assume your understanding of words and concepts will match that of your users"</text:p>
      <text:p text:style-name="P6"><text:span text:style-name="T3">"User research will help uncover your user's familiar terminology </text:span>as well as their mental models around important concepts.”</text:p>
      <text:p text:style-name="P6"/>
      <text:p text:style-name="P6"><text:tab/><text:span text:style-name="T3">Hva jeg kan gjøre:</text:span></text:p>
      <text:p text:style-name="P9">- Legge til definisjoner for terminologi som ikke alle forstår</text:p>
      <text:p text:style-name="P7">- Gjøre 'user research' for å finne ut av hvilke ord som er vanskelig på siden min</text:p>
      <text:p text:style-name="P7"/>
      <text:p text:style-name="P7">3. <text:span text:style-name="T4">User control and freedom</text:span></text:p>
      <text:p text:style-name="P7"><text:tab/></text:p>
      <text:p text:style-name="P7"><text:tab/><text:span text:style-name="T8">Info</text:span></text:p>
      <text:p text:style-name="P12"><text:span text:style-name="T6">Support </text:span><text:span text:style-name="Emphasis"><text:span text:style-name="T6">Undo</text:span></text:span><text:span text:style-name="T6"> and </text:span><text:span text:style-name="Emphasis"><text:span text:style-name="T6">Redo</text:span></text:span><text:span text:style-name="T6">.</text:span></text:p>
      <text:p text:style-name="P12"><text:span text:style-name="T5">Show a clear way to exit the current interaction, like a </text:span><text:a xlink:type="simple" xlink:href="https://www.nngroup.com/articles/reset-and-cancel-buttons/" text:style-name="Internet_20_link" text:visited-style-name="Visited_20_Internet_20_Link"><text:span text:style-name="Emphasis"><text:span text:style-name="T5">Cancel</text:span></text:span></text:a><text:a xlink:type="simple" xlink:href="https://www.nngroup.com/articles/reset-and-cancel-buttons/" text:style-name="Internet_20_link" text:visited-style-name="Visited_20_Internet_20_Link"><text:span text:style-name="T5"> button</text:span></text:a><text:span text:style-name="T5">.</text:span></text:p>
      <text:p text:style-name="P11"/>
      <text:p text:style-name="P10"><text:tab/>Hva jeg kan gjøre:</text:p>
      <text:p text:style-name="P10">- Tror ikke dette er relevant for siden min – har ikke noe som du kan ‘gjøre’ annet enn å lese.</text:p>
      <text:p text:style-name="P10">- (Kanskje kart &amp; form)</text:p>
      <text:p text:style-name="P10">4. <text:span text:style-name="T4">Consistency and Standards</text:span></text:p>
      <text:p text:style-name="P12"><text:span text:style-name="T6"><text:tab/></text:span><text:span text:style-name="T7">Info</text:span></text:p>
      <text:p text:style-name="P12"><text:span text:style-name="T6">"</text:span><text:a xlink:type="simple" xlink:href="https://www.nngroup.com/videos/jakobs-law-internet-ux/" text:style-name="Internet_20_link" text:visited-style-name="Visited_20_Internet_20_Link">Jakob's Law</text:a> states that people spend most of their time using digital products<text:span text:style-name="Emphasis"> other than yours</text:span>. Users’ experiences with those other products set their expectations. Failing to maintain consistency may increase the users' <text:a xlink:type="simple" xlink:href="https://www.nngroup.com/articles/minimize-cognitive-load/" text:style-name="Internet_20_link" text:visited-style-name="Visited_20_Internet_20_Link">cognitive load</text:a> by forcing them to learn something new.”</text:p>
      <text:p text:style-name="P12"><text:tab/><text:span text:style-name="T9">Hva jeg kan gjøre:</text:span></text:p>
      <text:p text:style-name="P14">- <text:span text:style-name="T9">Se gjennom siden min og sammenligne med andre sider. Er det noe jeg gjør som er veldig anderledes?</text:span></text:p>
      <text:p text:style-name="P12"/>
      <text:p text:style-name="P13"><text:soft-page-break/><text:span text:style-name="T10">5. </text:span><text:span text:style-name="T4">Error prevention</text:span></text:p>
      <text:p text:style-name="P13"><text:tab/><text:span text:style-name="T11">Info</text:span></text:p>
      <text:p text:style-name="P13">“<text:span text:style-name="T12">Check for errors and prevent them from happening”</text:span></text:p>
      <text:p text:style-name="P15"><text:tab/>Hva jeg kan gjøre:</text:p>
      <text:p text:style-name="P15">- <text:span text:style-name="T12">Check for errors and </text:span><text:span text:style-name="T13">try to </text:span><text:span text:style-name="T12">prevent them from happening </text:span><text:span text:style-name="T13">(no error type site</text:span><text:span text:style-name="T14">)</text:span></text:p>
      <text:p text:style-name="P15"/>
      <text:p text:style-name="P17"><text:span text:style-name="T14">6. </text:span><text:span text:style-name="T4">Recognition rather than recall</text:span></text:p>
      <text:p text:style-name="P16"><text:tab/><text:span text:style-name="T15">Info</text:span></text:p>
      <text:p text:style-name="P16">Let people recognize information in the interface, rather than having to remember (“recall”) it.</text:p>
      <text:p text:style-name="P16"><text:tab/><text:span text:style-name="T15">Hva jeg kan gjøre:</text:span></text:p>
      <text:p text:style-name="P18">- <text:span text:style-name="T15">Vise hva folk skal fylle inn når de hovrer over tabell?</text:span></text:p>
      <text:p text:style-name="P16"/>
      <text:p text:style-name="P20"><text:span text:style-name="T16">7. </text:span><text:span text:style-name="T4">Flexibility and efficiency of use</text:span></text:p>
      <text:p text:style-name="P21"><text:tab/><text:span text:style-name="T17">Info</text:span></text:p>
      <text:p text:style-name="P21"><text:span text:style-name="T16">Provide </text:span><text:a xlink:type="simple" xlink:href="https://www.nngroup.com/articles/ui-accelerators/" text:style-name="Internet_20_link" text:visited-style-name="Visited_20_Internet_20_Link"><text:span text:style-name="T16">accelerators</text:span></text:a><text:span text:style-name="T16"> like keyboard shortcuts and touch gestures. </text:span></text:p>
      <text:p text:style-name="P21">Provide <text:a xlink:type="simple" xlink:href="https://www.nngroup.com/articles/personalization/" text:style-name="Internet_20_link" text:visited-style-name="Visited_20_Internet_20_Link">personalization</text:a> by tailoring content and functionality for individual users. </text:p>
      <text:p text:style-name="P21">Allow for <text:a xlink:type="simple" xlink:href="https://www.nngroup.com/articles/customization-personalization/" text:style-name="Internet_20_link" text:visited-style-name="Visited_20_Internet_20_Link">customization</text:a>, so users can make selections about how they want the product to work. </text:p>
      <text:p text:style-name="P19"><text:tab/><text:span text:style-name="T17">Hva jeg kan gjøre:</text:span></text:p>
      <text:p text:style-name="P19">- <text:span text:style-name="T17">La brukere velge en type “dark mode” for eksempel. (Men jeg trenger javascript/</text:span><text:span text:style-name="T18">koding </text:span><text:span text:style-name="T17">for dette?</text:span><text:span text:style-name="T18">)</text:span></text:p>
      <text:p text:style-name="P22"/>
      <text:p text:style-name="P23"><text:span text:style-name="T19">8. </text:span><text:span text:style-name="T4">Aesthetic and minimalist design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50:46.686984082</meta:creation-date>
    <dc:date>2022-11-29T13:12:33.076594682</dc:date>
    <meta:editing-duration>PT21M35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396" meta:character-count="2379" meta:non-whitespace-character-count="2011"/>
  </office:meta>
</office:document-meta>
</file>